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XLCRD Pedigree Data" table:style-name="ta1" table:print="false">
        <table:table-column table:style-name="co1" table:number-columns-repeated="17" table:default-cell-style-name="Default"/>
        <table:table-row table:style-name="ro1" table:number-rows-repeated="2">
          <table:table-cell table:number-columns-repeated="17"/>
        </table:table-row>
        <table:table-row table:style-name="ro2">
          <table:table-cell office:value-type="string">
            <text:p>Familyid S</text:p>
          </table:table-cell>
          <table:table-cell office:value-type="string">
            <text:p>Individualid S</text:p>
          </table:table-cell>
          <table:table-cell office:value-type="string">
            <text:p>Father S</text:p>
          </table:table-cell>
          <table:table-cell office:value-type="string">
            <text:p>Mother S</text:p>
          </table:table-cell>
          <table:table-cell office:value-type="string">
            <text:p>Gender X</text:p>
          </table:table-cell>
          <table:table-cell office:value-type="string">
            <text:p>Mztwin S</text:p>
          </table:table-cell>
          <table:table-cell office:value-type="string">
            <text:p>Affected A</text:p>
          </table:table-cell>
          <table:table-cell office:value-type="string">
            <text:p>DXS1060 G</text:p>
          </table:table-cell>
          <table:table-cell office:value-type="string">
            <text:p>DXS8051 G</text:p>
          </table:table-cell>
          <table:table-cell office:value-type="string">
            <text:p>DXS987 G</text:p>
          </table:table-cell>
          <table:table-cell office:value-type="string">
            <text:p>DXS1226 G</text:p>
          </table:table-cell>
          <table:table-cell office:value-type="string">
            <text:p>DXS1214 G</text:p>
          </table:table-cell>
          <table:table-cell office:value-type="string">
            <text:p>DXS1068 G</text:p>
          </table:table-cell>
          <table:table-cell office:value-type="string">
            <text:p>DXS8102 G</text:p>
          </table:table-cell>
          <table:table-cell office:value-type="string">
            <text:p>DXS8015 G</text:p>
          </table:table-cell>
          <table:table-cell office:value-type="string">
            <text:p>DXS993 G</text:p>
          </table:table-cell>
          <table:table-cell office:value-type="string">
            <text:p>DXS8080 G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>
            <text:p>Z0400</text:p>
          </table:table-cell>
          <table:table-cell office:value-type="string">
            <text:p>X00001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02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03</text:p>
          </table:table-cell>
          <table:table-cell office:value-type="string">
            <text:p>X00001</text:p>
          </table:table-cell>
          <table:table-cell office:value-type="string">
            <text:p>X00002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04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05</text:p>
          </table:table-cell>
          <table:table-cell office:value-type="string">
            <text:p>X00001</text:p>
          </table:table-cell>
          <table:table-cell office:value-type="string">
            <text:p>X00002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06</text:p>
          </table:table-cell>
          <table:table-cell office:value-type="string">
            <text:p>X00001</text:p>
          </table:table-cell>
          <table:table-cell office:value-type="string">
            <text:p>X00002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07</text:p>
          </table:table-cell>
          <table:table-cell office:value-type="string">
            <text:p>X00001</text:p>
          </table:table-cell>
          <table:table-cell office:value-type="string">
            <text:p>X00002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08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09</text:p>
          </table:table-cell>
          <table:table-cell office:value-type="string">
            <text:p>X00001</text:p>
          </table:table-cell>
          <table:table-cell office:value-type="string">
            <text:p>X00002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10</text:p>
          </table:table-cell>
          <table:table-cell office:value-type="string">
            <text:p>X00001</text:p>
          </table:table-cell>
          <table:table-cell office:value-type="string">
            <text:p>X00002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11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12</text:p>
          </table:table-cell>
          <table:table-cell office:value-type="string">
            <text:p>X00001</text:p>
          </table:table-cell>
          <table:table-cell office:value-type="string">
            <text:p>X00002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13</text:p>
          </table:table-cell>
          <table:table-cell office:value-type="string">
            <text:p>X00003</text:p>
          </table:table-cell>
          <table:table-cell office:value-type="string">
            <text:p>X00004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14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15</text:p>
          </table:table-cell>
          <table:table-cell office:value-type="string">
            <text:p>X00008</text:p>
          </table:table-cell>
          <table:table-cell office:value-type="string">
            <text:p>X00007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16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17</text:p>
          </table:table-cell>
          <table:table-cell office:value-type="string">
            <text:p>X00008</text:p>
          </table:table-cell>
          <table:table-cell office:value-type="string">
            <text:p>X00007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18</text:p>
          </table:table-cell>
          <table:table-cell office:value-type="string">
            <text:p>X00011</text:p>
          </table:table-cell>
          <table:table-cell office:value-type="string">
            <text:p>X00012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19</text:p>
          </table:table-cell>
          <table:table-cell office:value-type="string">
            <text:p>X00011</text:p>
          </table:table-cell>
          <table:table-cell office:value-type="string">
            <text:p>X00012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20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21</text:p>
          </table:table-cell>
          <table:table-cell office:value-type="string">
            <text:p>X00011</text:p>
          </table:table-cell>
          <table:table-cell office:value-type="string">
            <text:p>X00012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22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23</text:p>
          </table:table-cell>
          <table:table-cell office:value-type="string">
            <text:p>X00014</text:p>
          </table:table-cell>
          <table:table-cell office:value-type="string">
            <text:p>X00013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24</text:p>
          </table:table-cell>
          <table:table-cell office:value-type="string">
            <text:p>X00014</text:p>
          </table:table-cell>
          <table:table-cell office:value-type="string">
            <text:p>X00013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25</text:p>
          </table:table-cell>
          <table:table-cell office:value-type="string">
            <text:p>X00014</text:p>
          </table:table-cell>
          <table:table-cell office:value-type="string">
            <text:p>X00013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26</text:p>
          </table:table-cell>
          <table:table-cell office:value-type="string">
            <text:p>X00014</text:p>
          </table:table-cell>
          <table:table-cell office:value-type="string">
            <text:p>X00013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27</text:p>
          </table:table-cell>
          <table:table-cell office:value-type="string">
            <text:p>X00014</text:p>
          </table:table-cell>
          <table:table-cell office:value-type="string">
            <text:p>X00013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28</text:p>
          </table:table-cell>
          <table:table-cell office:value-type="string">
            <text:p>X00015</text:p>
          </table:table-cell>
          <table:table-cell office:value-type="string">
            <text:p>X00016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29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30</text:p>
          </table:table-cell>
          <table:table-cell office:value-type="string">
            <text:p>X00015</text:p>
          </table:table-cell>
          <table:table-cell office:value-type="string">
            <text:p>X00016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31</text:p>
          </table:table-cell>
          <table:table-cell office:value-type="string">
            <text:p>X00015</text:p>
          </table:table-cell>
          <table:table-cell office:value-type="string">
            <text:p>X00016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32</text:p>
          </table:table-cell>
          <table:table-cell office:value-type="string">
            <text:p>X00020</text:p>
          </table:table-cell>
          <table:table-cell office:value-type="string">
            <text:p>X00021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33</text:p>
          </table:table-cell>
          <table:table-cell office:value-type="string">
            <text:p>X00020</text:p>
          </table:table-cell>
          <table:table-cell office:value-type="string">
            <text:p>X00021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34</text:p>
          </table:table-cell>
          <table:table-cell office:value-type="string">
            <text:p>X00020</text:p>
          </table:table-cell>
          <table:table-cell office:value-type="string">
            <text:p>X00021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35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36</text:p>
          </table:table-cell>
          <table:table-cell office:value-type="string">
            <text:p>X00029</text:p>
          </table:table-cell>
          <table:table-cell office:value-type="string">
            <text:p>X00028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37</text:p>
          </table:table-cell>
          <table:table-cell office:value-type="string">
            <text:p>X00029</text:p>
          </table:table-cell>
          <table:table-cell office:value-type="string">
            <text:p>X00028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38</text:p>
          </table:table-cell>
          <table:table-cell office:value-type="string">
            <text:p>X00029</text:p>
          </table:table-cell>
          <table:table-cell office:value-type="string">
            <text:p>X00028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39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40</text:p>
          </table:table-cell>
          <table:table-cell office:value-type="string">
            <text:p>Y02227</text:p>
          </table:table-cell>
          <table:table-cell office:value-type="string">
            <text:p>X00039</text:p>
          </table:table-cell>
          <table:table-cell office:value-type="string">
            <text:p>F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X00041</text:p>
          </table:table-cell>
          <table:table-cell office:value-type="string">
            <text:p>Y02227</text:p>
          </table:table-cell>
          <table:table-cell office:value-type="string">
            <text:p>X00039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string">
            <text:p><text:s text:c="2"/>0/ <text:s/>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Y02221</text:p>
          </table:table-cell>
          <table:table-cell office:value-type="string">
            <text:p>Y02225</text:p>
          </table:table-cell>
          <table:table-cell office:value-type="string">
            <text:p>Y02224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44/244</text:p>
          </table:table-cell>
          <table:table-cell office:value-type="string">
            <text:p>122/122</text:p>
          </table:table-cell>
          <table:table-cell office:value-type="string">
            <text:p>201/201</text:p>
          </table:table-cell>
          <table:table-cell office:value-type="string">
            <text:p>298/298</text:p>
          </table:table-cell>
          <table:table-cell office:value-type="string">
            <text:p>289/289</text:p>
          </table:table-cell>
          <table:table-cell office:value-type="string">
            <text:p>252/252</text:p>
          </table:table-cell>
          <table:table-cell office:value-type="string">
            <text:p>101/101</text:p>
          </table:table-cell>
          <table:table-cell office:value-type="string">
            <text:p>191/191</text:p>
          </table:table-cell>
          <table:table-cell office:value-type="string">
            <text:p>271/271</text:p>
          </table:table-cell>
          <table:table-cell office:value-type="string">
            <text:p><text:s/>96/ 96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Y02222</text:p>
          </table:table-cell>
          <table:table-cell office:value-type="string">
            <text:p>Y02225</text:p>
          </table:table-cell>
          <table:table-cell office:value-type="string">
            <text:p>Y02224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44/244</text:p>
          </table:table-cell>
          <table:table-cell office:value-type="string">
            <text:p>122/122</text:p>
          </table:table-cell>
          <table:table-cell office:value-type="string">
            <text:p>209/209</text:p>
          </table:table-cell>
          <table:table-cell office:value-type="string">
            <text:p>294/294</text:p>
          </table:table-cell>
          <table:table-cell office:value-type="string">
            <text:p>285/285</text:p>
          </table:table-cell>
          <table:table-cell office:value-type="string">
            <text:p>252/252</text:p>
          </table:table-cell>
          <table:table-cell office:value-type="string">
            <text:p>101/101</text:p>
          </table:table-cell>
          <table:table-cell office:value-type="string">
            <text:p>191/191</text:p>
          </table:table-cell>
          <table:table-cell office:value-type="string">
            <text:p>271/271</text:p>
          </table:table-cell>
          <table:table-cell office:value-type="string">
            <text:p><text:s/>96/ 96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Y02223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4/248</text:p>
          </table:table-cell>
          <table:table-cell office:value-type="string">
            <text:p>122/126</text:p>
          </table:table-cell>
          <table:table-cell office:value-type="string">
            <text:p>207/209</text:p>
          </table:table-cell>
          <table:table-cell office:value-type="string">
            <text:p>294/300</text:p>
          </table:table-cell>
          <table:table-cell office:value-type="string">
            <text:p>285/285</text:p>
          </table:table-cell>
          <table:table-cell office:value-type="string">
            <text:p>258/258</text:p>
          </table:table-cell>
          <table:table-cell office:value-type="string">
            <text:p><text:s/>97/105</text:p>
          </table:table-cell>
          <table:table-cell office:value-type="string">
            <text:p>185/189</text:p>
          </table:table-cell>
          <table:table-cell office:value-type="string">
            <text:p>269/287</text:p>
          </table:table-cell>
          <table:table-cell office:value-type="string">
            <text:p><text:s/>76/ 90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Y02224</text:p>
          </table:table-cell>
          <table:table-cell office:value-type="string">
            <text:p>X00018</text:p>
          </table:table-cell>
          <table:table-cell office:value-type="string">
            <text:p>Y02223</text:p>
          </table:table-cell>
          <table:table-cell office:value-type="string">
            <text:p>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4/252</text:p>
          </table:table-cell>
          <table:table-cell office:value-type="string">
            <text:p>112/122</text:p>
          </table:table-cell>
          <table:table-cell office:value-type="string">
            <text:p>201/209</text:p>
          </table:table-cell>
          <table:table-cell office:value-type="string">
            <text:p>294/298</text:p>
          </table:table-cell>
          <table:table-cell office:value-type="string">
            <text:p>285/289</text:p>
          </table:table-cell>
          <table:table-cell office:value-type="string">
            <text:p>252/258</text:p>
          </table:table-cell>
          <table:table-cell office:value-type="string">
            <text:p>101/105</text:p>
          </table:table-cell>
          <table:table-cell office:value-type="string">
            <text:p>185/191</text:p>
          </table:table-cell>
          <table:table-cell office:value-type="string">
            <text:p>271/287</text:p>
          </table:table-cell>
          <table:table-cell office:value-type="string">
            <text:p><text:s/>76/ 96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Y02225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50/250</text:p>
          </table:table-cell>
          <table:table-cell office:value-type="string">
            <text:p>124/124</text:p>
          </table:table-cell>
          <table:table-cell office:value-type="string">
            <text:p>223/223</text:p>
          </table:table-cell>
          <table:table-cell office:value-type="string">
            <text:p>308/308</text:p>
          </table:table-cell>
          <table:table-cell office:value-type="string">
            <text:p>289/289</text:p>
          </table:table-cell>
          <table:table-cell office:value-type="string">
            <text:p>252/252</text:p>
          </table:table-cell>
          <table:table-cell office:value-type="string">
            <text:p><text:s/>97/ 97</text:p>
          </table:table-cell>
          <table:table-cell office:value-type="string">
            <text:p>185/185</text:p>
          </table:table-cell>
          <table:table-cell office:value-type="string">
            <text:p>271/271</text:p>
          </table:table-cell>
          <table:table-cell office:value-type="string">
            <text:p><text:s/>94/ 94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Y02226</text:p>
          </table:table-cell>
          <table:table-cell office:value-type="string">
            <text:p>X00018</text:p>
          </table:table-cell>
          <table:table-cell office:value-type="string">
            <text:p>Y02223</text:p>
          </table:table-cell>
          <table:table-cell office:value-type="string">
            <text:p>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8/252</text:p>
          </table:table-cell>
          <table:table-cell office:value-type="string">
            <text:p>112/122</text:p>
          </table:table-cell>
          <table:table-cell office:value-type="string">
            <text:p>201/209</text:p>
          </table:table-cell>
          <table:table-cell office:value-type="string">
            <text:p>294/298</text:p>
          </table:table-cell>
          <table:table-cell office:value-type="string">
            <text:p>285/289</text:p>
          </table:table-cell>
          <table:table-cell office:value-type="string">
            <text:p>252/258</text:p>
          </table:table-cell>
          <table:table-cell office:value-type="string">
            <text:p><text:s/>97/101</text:p>
          </table:table-cell>
          <table:table-cell office:value-type="string">
            <text:p>189/191</text:p>
          </table:table-cell>
          <table:table-cell office:value-type="string">
            <text:p>269/271</text:p>
          </table:table-cell>
          <table:table-cell office:value-type="string">
            <text:p><text:s/>90/ 96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Y02227</text:p>
          </table:table-cell>
          <table:table-cell office:value-type="string">
            <text:p>Y02225</text:p>
          </table:table-cell>
          <table:table-cell office:value-type="string">
            <text:p>Y02224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52/252</text:p>
          </table:table-cell>
          <table:table-cell office:value-type="string">
            <text:p>112/112</text:p>
          </table:table-cell>
          <table:table-cell office:value-type="string">
            <text:p>201/201</text:p>
          </table:table-cell>
          <table:table-cell office:value-type="string">
            <text:p>298/298</text:p>
          </table:table-cell>
          <table:table-cell office:value-type="string">
            <text:p>289/289</text:p>
          </table:table-cell>
          <table:table-cell office:value-type="string">
            <text:p>258/258</text:p>
          </table:table-cell>
          <table:table-cell office:value-type="string">
            <text:p>105/105</text:p>
          </table:table-cell>
          <table:table-cell office:value-type="string">
            <text:p>185/185</text:p>
          </table:table-cell>
          <table:table-cell office:value-type="string">
            <text:p>287/287</text:p>
          </table:table-cell>
          <table:table-cell office:value-type="string">
            <text:p><text:s/>76/ 76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Y02228</text:p>
          </table:table-cell>
          <table:table-cell office:value-type="string">
            <text:p>X00036</text:p>
          </table:table-cell>
          <table:table-cell office:value-type="string">
            <text:p>Y02230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44/244</text:p>
          </table:table-cell>
          <table:table-cell office:value-type="string">
            <text:p>110/110</text:p>
          </table:table-cell>
          <table:table-cell office:value-type="string">
            <text:p>219/219</text:p>
          </table:table-cell>
          <table:table-cell office:value-type="string">
            <text:p>292/292</text:p>
          </table:table-cell>
          <table:table-cell office:value-type="string">
            <text:p>289/289</text:p>
          </table:table-cell>
          <table:table-cell office:value-type="string">
            <text:p>258/258</text:p>
          </table:table-cell>
          <table:table-cell office:value-type="string">
            <text:p>101/101</text:p>
          </table:table-cell>
          <table:table-cell office:value-type="string">
            <text:p>185/185</text:p>
          </table:table-cell>
          <table:table-cell office:value-type="string">
            <text:p>271/271</text:p>
          </table:table-cell>
          <table:table-cell office:value-type="string">
            <text:p><text:s/>76/ 76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Y02229</text:p>
          </table:table-cell>
          <table:table-cell office:value-type="string">
            <text:p>X00036</text:p>
          </table:table-cell>
          <table:table-cell office:value-type="string">
            <text:p>Y02230</text:p>
          </table:table-cell>
          <table:table-cell office:value-type="string">
            <text:p>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2/248</text:p>
          </table:table-cell>
          <table:table-cell office:value-type="string">
            <text:p>110/114</text:p>
          </table:table-cell>
          <table:table-cell office:value-type="string">
            <text:p>211/219</text:p>
          </table:table-cell>
          <table:table-cell office:value-type="string">
            <text:p>290/290</text:p>
          </table:table-cell>
          <table:table-cell office:value-type="string">
            <text:p>283/289</text:p>
          </table:table-cell>
          <table:table-cell office:value-type="string">
            <text:p>252/260</text:p>
          </table:table-cell>
          <table:table-cell office:value-type="string">
            <text:p>101/101</text:p>
          </table:table-cell>
          <table:table-cell office:value-type="string">
            <text:p>185/189</text:p>
          </table:table-cell>
          <table:table-cell office:value-type="string">
            <text:p>271/271</text:p>
          </table:table-cell>
          <table:table-cell office:value-type="string">
            <text:p><text:s/>76/ 96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Y02230</text:p>
          </table:table-cell>
          <table:table-cell office:value-type="string">
            <text:p>Y02231</text:p>
          </table:table-cell>
          <table:table-cell office:value-type="string">
            <text:p>X00022</text:p>
          </table:table-cell>
          <table:table-cell office:value-type="string">
            <text:p>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2/244</text:p>
          </table:table-cell>
          <table:table-cell office:value-type="string">
            <text:p>106/110</text:p>
          </table:table-cell>
          <table:table-cell office:value-type="string">
            <text:p>215/219</text:p>
          </table:table-cell>
          <table:table-cell office:value-type="string">
            <text:p>290/292</text:p>
          </table:table-cell>
          <table:table-cell office:value-type="string">
            <text:p>283/289</text:p>
          </table:table-cell>
          <table:table-cell office:value-type="string">
            <text:p>252/258</text:p>
          </table:table-cell>
          <table:table-cell office:value-type="string">
            <text:p>101/101</text:p>
          </table:table-cell>
          <table:table-cell office:value-type="string">
            <text:p>185/189</text:p>
          </table:table-cell>
          <table:table-cell office:value-type="string">
            <text:p>271/271</text:p>
          </table:table-cell>
          <table:table-cell office:value-type="string">
            <text:p><text:s/>76/ 76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Y02231</text:p>
          </table:table-cell>
          <table:table-cell office:value-type="string">
            <text:p>X00014</text:p>
          </table:table-cell>
          <table:table-cell office:value-type="string">
            <text:p>X00013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44/244</text:p>
          </table:table-cell>
          <table:table-cell office:value-type="string">
            <text:p>106/106</text:p>
          </table:table-cell>
          <table:table-cell office:value-type="string">
            <text:p>215/215</text:p>
          </table:table-cell>
          <table:table-cell office:value-type="string">
            <text:p>292/292</text:p>
          </table:table-cell>
          <table:table-cell office:value-type="string">
            <text:p>289/289</text:p>
          </table:table-cell>
          <table:table-cell office:value-type="string">
            <text:p>258/258</text:p>
          </table:table-cell>
          <table:table-cell office:value-type="string">
            <text:p>101/101</text:p>
          </table:table-cell>
          <table:table-cell office:value-type="string">
            <text:p>185/185</text:p>
          </table:table-cell>
          <table:table-cell office:value-type="string">
            <text:p>271/271</text:p>
          </table:table-cell>
          <table:table-cell office:value-type="string">
            <text:p><text:s/>76/ 76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Y02232</text:p>
          </table:table-cell>
          <table:table-cell office:value-type="string">
            <text:p>Y02231</text:p>
          </table:table-cell>
          <table:table-cell office:value-type="string">
            <text:p>X00022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2/242</text:p>
          </table:table-cell>
          <table:table-cell office:value-type="string">
            <text:p>110/110</text:p>
          </table:table-cell>
          <table:table-cell office:value-type="string">
            <text:p>219/219</text:p>
          </table:table-cell>
          <table:table-cell office:value-type="string">
            <text:p>290/290</text:p>
          </table:table-cell>
          <table:table-cell office:value-type="string">
            <text:p>283/283</text:p>
          </table:table-cell>
          <table:table-cell office:value-type="string">
            <text:p>252/252</text:p>
          </table:table-cell>
          <table:table-cell office:value-type="string">
            <text:p>101/101</text:p>
          </table:table-cell>
          <table:table-cell office:value-type="string">
            <text:p>189/189</text:p>
          </table:table-cell>
          <table:table-cell office:value-type="string">
            <text:p>271/271</text:p>
          </table:table-cell>
          <table:table-cell office:value-type="string">
            <text:p><text:s/>76/ 76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Y02233</text:p>
          </table:table-cell>
          <table:table-cell office:value-type="string">
            <text:p>X00035</text:p>
          </table:table-cell>
          <table:table-cell office:value-type="string">
            <text:p>Y02235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42/242</text:p>
          </table:table-cell>
          <table:table-cell office:value-type="string">
            <text:p>110/110</text:p>
          </table:table-cell>
          <table:table-cell office:value-type="string">
            <text:p>215/215</text:p>
          </table:table-cell>
          <table:table-cell office:value-type="string">
            <text:p>292/292</text:p>
          </table:table-cell>
          <table:table-cell office:value-type="string">
            <text:p>289/289</text:p>
          </table:table-cell>
          <table:table-cell office:value-type="string">
            <text:p>258/258</text:p>
          </table:table-cell>
          <table:table-cell office:value-type="string">
            <text:p>101/101</text:p>
          </table:table-cell>
          <table:table-cell office:value-type="string">
            <text:p>185/185</text:p>
          </table:table-cell>
          <table:table-cell office:value-type="string">
            <text:p>271/271</text:p>
          </table:table-cell>
          <table:table-cell office:value-type="string">
            <text:p><text:s/>76/ 76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Y02234</text:p>
          </table:table-cell>
          <table:table-cell office:value-type="string">
            <text:p>X00035</text:p>
          </table:table-cell>
          <table:table-cell office:value-type="string">
            <text:p>Y02235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42/242</text:p>
          </table:table-cell>
          <table:table-cell office:value-type="string">
            <text:p>110/110</text:p>
          </table:table-cell>
          <table:table-cell office:value-type="string">
            <text:p>219/219</text:p>
          </table:table-cell>
          <table:table-cell office:value-type="string">
            <text:p>290/290</text:p>
          </table:table-cell>
          <table:table-cell office:value-type="string">
            <text:p>283/283</text:p>
          </table:table-cell>
          <table:table-cell office:value-type="string">
            <text:p>252/252</text:p>
          </table:table-cell>
          <table:table-cell office:value-type="string">
            <text:p>101/101</text:p>
          </table:table-cell>
          <table:table-cell office:value-type="string">
            <text:p>189/189</text:p>
          </table:table-cell>
          <table:table-cell office:value-type="string">
            <text:p>271/271</text:p>
          </table:table-cell>
          <table:table-cell office:value-type="string">
            <text:p><text:s/>76/ 76</text:p>
          </table:table-cell>
        </table:table-row>
        <table:table-row table:style-name="ro1">
          <table:table-cell office:value-type="string">
            <text:p>Z0400</text:p>
          </table:table-cell>
          <table:table-cell office:value-type="string">
            <text:p>Y02235</text:p>
          </table:table-cell>
          <table:table-cell office:value-type="string">
            <text:p>Y02231</text:p>
          </table:table-cell>
          <table:table-cell office:value-type="string">
            <text:p>X00022</text:p>
          </table:table-cell>
          <table:table-cell office:value-type="string">
            <text:p>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242/244</text:p>
          </table:table-cell>
          <table:table-cell office:value-type="string">
            <text:p>106/110</text:p>
          </table:table-cell>
          <table:table-cell office:value-type="string">
            <text:p>215/219</text:p>
          </table:table-cell>
          <table:table-cell office:value-type="string">
            <text:p>290/292</text:p>
          </table:table-cell>
          <table:table-cell office:value-type="string">
            <text:p>283/289</text:p>
          </table:table-cell>
          <table:table-cell office:value-type="string">
            <text:p>252/258</text:p>
          </table:table-cell>
          <table:table-cell office:value-type="string">
            <text:p>101/101</text:p>
          </table:table-cell>
          <table:table-cell office:value-type="string">
            <text:p>185/189</text:p>
          </table:table-cell>
          <table:table-cell office:value-type="string">
            <text:p>271/271</text:p>
          </table:table-cell>
          <table:table-cell office:value-type="string">
            <text:p><text:s/>76/ 76</text:p>
          </table:table-cell>
        </table:table-row>
        <table:table-row table:style-name="ro1">
          <table:table-cell office:value-type="string">
            <text:p>Z6908</text:p>
          </table:table-cell>
          <table:table-cell office:value-type="string">
            <text:p>Y06908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 97</text:p>
          </table:table-cell>
          <table:table-cell office:value-type="string">
            <text:p>187/187</text:p>
          </table:table-cell>
          <table:table-cell office:value-type="string">
            <text:p>269/269</text:p>
          </table:table-cell>
          <table:table-cell office:value-type="string">
            <text:p><text:s/>76/ 76</text:p>
          </table:table-cell>
        </table:table-row>
        <table:table-row table:style-name="ro1">
          <table:table-cell office:value-type="string">
            <text:p>Z6909</text:p>
          </table:table-cell>
          <table:table-cell office:value-type="string">
            <text:p>Y06909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 text:c="2"/>0/0</text:p>
          </table:table-cell>
          <table:table-cell table:number-columns-repeated="5" office:value-type="string">
            <text:p><text:s text:c="2"/>0/ <text:s/>0</text:p>
          </table:table-cell>
          <table:table-cell office:value-type="string">
            <text:p><text:s/>97/101</text:p>
          </table:table-cell>
          <table:table-cell office:value-type="string">
            <text:p>189/191</text:p>
          </table:table-cell>
          <table:table-cell office:value-type="string">
            <text:p>285/285</text:p>
          </table:table-cell>
          <table:table-cell office:value-type="string">
            <text:p><text:s/>76/ 76</text:p>
          </table:table-cell>
        </table:table-row>
        <table:table-row table:style-name="ro1">
          <table:table-cell office:value-type="string">
            <text:p>Z6910</text:p>
          </table:table-cell>
          <table:table-cell office:value-type="string">
            <text:p>Y06910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9/ 99</text:p>
          </table:table-cell>
          <table:table-cell office:value-type="string">
            <text:p>185/185</text:p>
          </table:table-cell>
          <table:table-cell office:value-type="string">
            <text:p>269/271</text:p>
          </table:table-cell>
          <table:table-cell office:value-type="string">
            <text:p><text:s/>86/ 92</text:p>
          </table:table-cell>
        </table:table-row>
        <table:table-row table:style-name="ro1">
          <table:table-cell office:value-type="string">
            <text:p>Z6912</text:p>
          </table:table-cell>
          <table:table-cell office:value-type="string">
            <text:p>Y06912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101</text:p>
          </table:table-cell>
          <table:table-cell office:value-type="string">
            <text:p>185/187</text:p>
          </table:table-cell>
          <table:table-cell office:value-type="string">
            <text:p>269/285</text:p>
          </table:table-cell>
          <table:table-cell office:value-type="string">
            <text:p><text:s/>76/ 92</text:p>
          </table:table-cell>
        </table:table-row>
        <table:table-row table:style-name="ro1">
          <table:table-cell office:value-type="string">
            <text:p>Z6917</text:p>
          </table:table-cell>
          <table:table-cell office:value-type="string">
            <text:p>Y06917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 99</text:p>
          </table:table-cell>
          <table:table-cell office:value-type="string">
            <text:p>185/191</text:p>
          </table:table-cell>
          <table:table-cell office:value-type="string">
            <text:p>277/285</text:p>
          </table:table-cell>
          <table:table-cell office:value-type="string">
            <text:p><text:s/>90/ 94</text:p>
          </table:table-cell>
        </table:table-row>
        <table:table-row table:style-name="ro1">
          <table:table-cell office:value-type="string">
            <text:p>Z6919</text:p>
          </table:table-cell>
          <table:table-cell office:value-type="string">
            <text:p>Y06919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101</text:p>
          </table:table-cell>
          <table:table-cell office:value-type="string">
            <text:p>189/191</text:p>
          </table:table-cell>
          <table:table-cell office:value-type="string">
            <text:p>269/285</text:p>
          </table:table-cell>
          <table:table-cell office:value-type="string">
            <text:p><text:s/>76/ 82</text:p>
          </table:table-cell>
        </table:table-row>
        <table:table-row table:style-name="ro1">
          <table:table-cell office:value-type="string">
            <text:p>Z6921</text:p>
          </table:table-cell>
          <table:table-cell office:value-type="string">
            <text:p>Y06921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101</text:p>
          </table:table-cell>
          <table:table-cell office:value-type="string">
            <text:p>177/185</text:p>
          </table:table-cell>
          <table:table-cell office:value-type="string">
            <text:p>285/287</text:p>
          </table:table-cell>
          <table:table-cell office:value-type="string">
            <text:p><text:s/>76/ 92</text:p>
          </table:table-cell>
        </table:table-row>
        <table:table-row table:style-name="ro1">
          <table:table-cell office:value-type="string">
            <text:p>Z6924</text:p>
          </table:table-cell>
          <table:table-cell office:value-type="string">
            <text:p>Y06924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101</text:p>
          </table:table-cell>
          <table:table-cell office:value-type="string">
            <text:p>189/191</text:p>
          </table:table-cell>
          <table:table-cell office:value-type="string">
            <text:p>271/287</text:p>
          </table:table-cell>
          <table:table-cell office:value-type="string">
            <text:p><text:s/>92/ 94</text:p>
          </table:table-cell>
        </table:table-row>
        <table:table-row table:style-name="ro1">
          <table:table-cell office:value-type="string">
            <text:p>Z6928</text:p>
          </table:table-cell>
          <table:table-cell office:value-type="string">
            <text:p>Y06928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9/ 99</text:p>
          </table:table-cell>
          <table:table-cell office:value-type="string">
            <text:p>187/187</text:p>
          </table:table-cell>
          <table:table-cell office:value-type="string">
            <text:p>271/271</text:p>
          </table:table-cell>
          <table:table-cell office:value-type="string">
            <text:p><text:s/>92/ 92</text:p>
          </table:table-cell>
        </table:table-row>
        <table:table-row table:style-name="ro1">
          <table:table-cell office:value-type="string">
            <text:p>Z6929</text:p>
          </table:table-cell>
          <table:table-cell office:value-type="string">
            <text:p>Y06929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 99</text:p>
          </table:table-cell>
          <table:table-cell office:value-type="string">
            <text:p>189/191</text:p>
          </table:table-cell>
          <table:table-cell office:value-type="string">
            <text:p>271/285</text:p>
          </table:table-cell>
          <table:table-cell office:value-type="string">
            <text:p><text:s/>92/ 94</text:p>
          </table:table-cell>
        </table:table-row>
        <table:table-row table:style-name="ro1">
          <table:table-cell office:value-type="string">
            <text:p>Z6931</text:p>
          </table:table-cell>
          <table:table-cell office:value-type="string">
            <text:p>Y06931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 97</text:p>
          </table:table-cell>
          <table:table-cell office:value-type="string">
            <text:p>187/189</text:p>
          </table:table-cell>
          <table:table-cell office:value-type="string">
            <text:p>285/287</text:p>
          </table:table-cell>
          <table:table-cell office:value-type="string">
            <text:p><text:s/>76/ 76</text:p>
          </table:table-cell>
        </table:table-row>
        <table:table-row table:style-name="ro1">
          <table:table-cell office:value-type="string">
            <text:p>Z6932</text:p>
          </table:table-cell>
          <table:table-cell office:value-type="string">
            <text:p>Y06932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101</text:p>
          </table:table-cell>
          <table:table-cell office:value-type="string">
            <text:p>185/187</text:p>
          </table:table-cell>
          <table:table-cell office:value-type="string">
            <text:p>285/287</text:p>
          </table:table-cell>
          <table:table-cell office:value-type="string">
            <text:p><text:s/>76/ 92</text:p>
          </table:table-cell>
        </table:table-row>
        <table:table-row table:style-name="ro1">
          <table:table-cell office:value-type="string">
            <text:p>Z6935</text:p>
          </table:table-cell>
          <table:table-cell office:value-type="string">
            <text:p>Y06935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 97</text:p>
          </table:table-cell>
          <table:table-cell office:value-type="string">
            <text:p>187/191</text:p>
          </table:table-cell>
          <table:table-cell office:value-type="string">
            <text:p>269/277</text:p>
          </table:table-cell>
          <table:table-cell office:value-type="string">
            <text:p><text:s/>76/ 76</text:p>
          </table:table-cell>
        </table:table-row>
        <table:table-row table:style-name="ro1">
          <table:table-cell office:value-type="string">
            <text:p>Z6936</text:p>
          </table:table-cell>
          <table:table-cell office:value-type="string">
            <text:p>Y06936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 97</text:p>
          </table:table-cell>
          <table:table-cell office:value-type="string">
            <text:p>189/189</text:p>
          </table:table-cell>
          <table:table-cell office:value-type="string">
            <text:p>269/269</text:p>
          </table:table-cell>
          <table:table-cell office:value-type="string">
            <text:p><text:s/>92/ 92</text:p>
          </table:table-cell>
        </table:table-row>
        <table:table-row table:style-name="ro1">
          <table:table-cell office:value-type="string">
            <text:p>Z6938</text:p>
          </table:table-cell>
          <table:table-cell office:value-type="string">
            <text:p>Y06938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 97</text:p>
          </table:table-cell>
          <table:table-cell office:value-type="string">
            <text:p>185/189</text:p>
          </table:table-cell>
          <table:table-cell office:value-type="string">
            <text:p>271/285</text:p>
          </table:table-cell>
          <table:table-cell office:value-type="string">
            <text:p><text:s/>92/ 92</text:p>
          </table:table-cell>
        </table:table-row>
        <table:table-row table:style-name="ro1">
          <table:table-cell office:value-type="string">
            <text:p>Z6939</text:p>
          </table:table-cell>
          <table:table-cell office:value-type="string">
            <text:p>Y06939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 97</text:p>
          </table:table-cell>
          <table:table-cell office:value-type="string">
            <text:p>193/193</text:p>
          </table:table-cell>
          <table:table-cell office:value-type="string">
            <text:p>285/285</text:p>
          </table:table-cell>
          <table:table-cell office:value-type="string">
            <text:p><text:s/>76/ 76</text:p>
          </table:table-cell>
        </table:table-row>
        <table:table-row table:style-name="ro1">
          <table:table-cell office:value-type="string">
            <text:p>Z6940</text:p>
          </table:table-cell>
          <table:table-cell office:value-type="string">
            <text:p>Y06940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 97</text:p>
          </table:table-cell>
          <table:table-cell office:value-type="string">
            <text:p>185/189</text:p>
          </table:table-cell>
          <table:table-cell office:value-type="string">
            <text:p>269/285</text:p>
          </table:table-cell>
          <table:table-cell office:value-type="string">
            <text:p><text:s/>76/ 94</text:p>
          </table:table-cell>
        </table:table-row>
        <table:table-row table:style-name="ro1">
          <table:table-cell office:value-type="string">
            <text:p>Z6944</text:p>
          </table:table-cell>
          <table:table-cell office:value-type="string">
            <text:p>Y06944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 97</text:p>
          </table:table-cell>
          <table:table-cell office:value-type="string">
            <text:p>185/193</text:p>
          </table:table-cell>
          <table:table-cell office:value-type="string">
            <text:p>285/285</text:p>
          </table:table-cell>
          <table:table-cell office:value-type="string">
            <text:p><text:s/>76/ 92</text:p>
          </table:table-cell>
        </table:table-row>
        <table:table-row table:style-name="ro1">
          <table:table-cell office:value-type="string">
            <text:p>Z6946</text:p>
          </table:table-cell>
          <table:table-cell office:value-type="string">
            <text:p>Y06946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 97</text:p>
          </table:table-cell>
          <table:table-cell office:value-type="string">
            <text:p>191/191</text:p>
          </table:table-cell>
          <table:table-cell office:value-type="string">
            <text:p>285/285</text:p>
          </table:table-cell>
          <table:table-cell office:value-type="string">
            <text:p><text:s/>76/ 76</text:p>
          </table:table-cell>
        </table:table-row>
        <table:table-row table:style-name="ro1">
          <table:table-cell office:value-type="string">
            <text:p>Z6947</text:p>
          </table:table-cell>
          <table:table-cell office:value-type="string">
            <text:p>Y06947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 97</text:p>
          </table:table-cell>
          <table:table-cell office:value-type="string">
            <text:p>193/193</text:p>
          </table:table-cell>
          <table:table-cell office:value-type="string">
            <text:p>287/287</text:p>
          </table:table-cell>
          <table:table-cell office:value-type="string">
            <text:p><text:s/>90/ 90</text:p>
          </table:table-cell>
        </table:table-row>
        <table:table-row table:style-name="ro1">
          <table:table-cell office:value-type="string">
            <text:p>Z6952</text:p>
          </table:table-cell>
          <table:table-cell office:value-type="string">
            <text:p>Y06952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 97</text:p>
          </table:table-cell>
          <table:table-cell office:value-type="string">
            <text:p>185/189</text:p>
          </table:table-cell>
          <table:table-cell office:value-type="string">
            <text:p><text:s text:c="2"/>0/ <text:s/>0</text:p>
          </table:table-cell>
          <table:table-cell office:value-type="string">
            <text:p><text:s/>90/ 92</text:p>
          </table:table-cell>
        </table:table-row>
        <table:table-row table:style-name="ro1">
          <table:table-cell office:value-type="string">
            <text:p>Z6953</text:p>
          </table:table-cell>
          <table:table-cell office:value-type="string">
            <text:p>Y06953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101</text:p>
          </table:table-cell>
          <table:table-cell office:value-type="string">
            <text:p>189/191</text:p>
          </table:table-cell>
          <table:table-cell office:value-type="string">
            <text:p>269/285</text:p>
          </table:table-cell>
          <table:table-cell office:value-type="string">
            <text:p><text:s/>76/ 76</text:p>
          </table:table-cell>
        </table:table-row>
        <table:table-row table:style-name="ro1">
          <table:table-cell office:value-type="string">
            <text:p>Z6954</text:p>
          </table:table-cell>
          <table:table-cell office:value-type="string">
            <text:p>Y06954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 97</text:p>
          </table:table-cell>
          <table:table-cell office:value-type="string">
            <text:p>187/187</text:p>
          </table:table-cell>
          <table:table-cell office:value-type="string">
            <text:p>285/285</text:p>
          </table:table-cell>
          <table:table-cell office:value-type="string">
            <text:p><text:s/>82/ 82</text:p>
          </table:table-cell>
        </table:table-row>
        <table:table-row table:style-name="ro1">
          <table:table-cell office:value-type="string">
            <text:p>Z6956</text:p>
          </table:table-cell>
          <table:table-cell office:value-type="string">
            <text:p>Y06956</text:p>
          </table:table-cell>
          <table:table-cell table:number-columns-repeated="2" office:value-type="string">
            <text:p>x <text:s text:c="4"/>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6" office:value-type="string">
            <text:p><text:s text:c="2"/>0/ <text:s/>0</text:p>
          </table:table-cell>
          <table:table-cell office:value-type="string">
            <text:p><text:s/>97/101</text:p>
          </table:table-cell>
          <table:table-cell office:value-type="string">
            <text:p>177/191</text:p>
          </table:table-cell>
          <table:table-cell office:value-type="string">
            <text:p>285/287</text:p>
          </table:table-cell>
          <table:table-cell office:value-type="string">
            <text:p><text:s/>76/ 9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Arial Unicode M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0-11">10/11/2005</text:date>, <text:time>11:4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95$Linux OpenOffice.org_project/680m95$Build-8900</meta:generator>
    <meta:creation-date>2005-07-28T15:47:40</meta:creation-date>
    <dc:creator>Adrian Marrs</dc:creator>
    <dc:date>2005-10-11T11:48:40</dc:date>
    <dc:language>en-US</dc:language>
    <meta:editing-cycles>5</meta:editing-cycles>
    <meta:editing-duration>P13DT0H9M52S</meta:editing-duration>
    <meta:user-defined meta:name="Info 1"/>
    <meta:user-defined meta:name="Info 2"/>
    <meta:user-defined meta:name="Info 3"/>
    <meta:user-defined meta:name="Info 4"/>
    <meta:document-statistic meta:table-count="1" meta:cell-count="1377"/>
  </office:meta>
</office:document-meta>
</file>